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af9a2" officeooo:paragraph-rsid="000af9a2" style:font-weight-asian="bold" style:font-weight-complex="bold"/>
    </style:style>
    <style:style style:name="P2" style:family="paragraph" style:parent-style-name="Standard">
      <style:text-properties style:text-underline-style="none" fo:font-weight="normal" officeooo:rsid="000af9a2" officeooo:paragraph-rsid="000af9a2" style:font-weight-asian="normal" style:font-weight-complex="normal"/>
    </style:style>
    <style:style style:name="P3" style:family="paragraph" style:parent-style-name="Standard">
      <style:text-properties style:text-underline-style="none" fo:font-weight="normal" officeooo:rsid="000c84c0" officeooo:paragraph-rsid="000c84c0" style:font-weight-asian="normal" style:font-weight-complex="normal"/>
    </style:style>
    <style:style style:name="P4" style:family="paragraph" style:parent-style-name="Standard">
      <style:text-properties style:text-underline-style="none" fo:font-weight="normal" officeooo:rsid="000c84c0" officeooo:paragraph-rsid="000e6fde" style:font-weight-asian="normal" style:font-weight-complex="normal"/>
    </style:style>
    <style:style style:name="P5" style:family="paragraph" style:parent-style-name="Standard">
      <style:text-properties style:text-underline-style="none" fo:font-weight="normal" officeooo:rsid="000e6fde" officeooo:paragraph-rsid="000e6fde" style:font-weight-asian="normal" style:font-weight-complex="normal"/>
    </style:style>
    <style:style style:name="T1" style:family="text">
      <style:text-properties officeooo:rsid="000c84c0"/>
    </style:style>
    <style:style style:name="T2" style:family="text">
      <style:text-properties officeooo:rsid="000e6fde"/>
    </style:style>
    <style:style style:name="T3" style:family="text">
      <style:text-properties officeooo:rsid="000fe3e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 Me</text:p>
      <text:p text:style-name="P1"/>
      <text:p text:style-name="P2">Hi I’m Henry, I work for a telecoms comp… oh wait no, I’m a bicycler! </text:p>
      <text:p text:style-name="P2"/>
      <text:p text:style-name="P2">In April 2017 I quit my comfortable software job in London an<text:span text:style-name="T1">d</text:span> persuaded my Dad to buy a one way flight out to Montreal Canada. From there, <text:span text:style-name="T1">I told him, we’d travel</text:span> west <text:span text:style-name="T1">by bike </text:span>with the intention of dipping our toes in the Vancouver ocean, crossing cities, mountains and everything in between. <text:span text:style-name="T1">It was just crazy enough to work! </text:span></text:p>
      <text:p text:style-name="P2"/>
      <text:p text:style-name="P4">Whilst we chip away at the 6000kms of trails I’ll be honing my photography and web design skills <text:span text:style-name="T2">and t</text:span>his website is the story of our ongoing journey. <text:span text:style-name="T2">Our aim is to cross the continent spending as little as possible, this will involve camping, couch surfing and I imagine a lot of pasta. I’ll be doing my best to keep track of all expense so will finally be able to give you all an answer that age old question ‘How much does it cost to cross Canada by bike?’. Who knows maybe some of you will look at your bank accounts and grab your snazziest cycling sunnies. Sign up above to keep up will our weekly email updates.</text:span></text:p>
      <text:p text:style-name="P4"/>
      <text:p text:style-name="P5">By the way this is my Dad, Steve, he says hi. </text:p>
      <text:p text:style-name="P4"><text:span text:style-name="T2"><text:s/></text:span><text:s/></text:p>
      <text:p text:style-name="P3"/>
      <text:p text:style-name="P3">This is the first public website I’ve written, if you like it or have any feedback I’<text:span text:style-name="T3">d</text:span> love to hear it below! <text:span text:style-name="T3">If you are heading travelling you self and would like any tip or a website of your own hit me up. </text:span></text:p>
      <text:p text:style-name="P3"/>
      <text:p text:style-name="P3"/>
      <text:p text:style-name="P1"/>
      <text:p text:style-name="P1">I QUIT MY JOB</text:p>
      <text:p text:style-name="P1"/>
      <text:p text:style-name="P2">Being a twenty something minenial that hadn’t found himself yet I found I had a bug to itch. </text:p>
      <text:p text:style-name="P2"/>
      <text:p text:style-name="P2">There was something very different about the final walk to work and it wasn’t just the slight hangover. Okay I lie slight was an understatement. I know it’s a cliché but the difference was the sense of freedom. Now don’t get me wrong I liked my job and I loved the people but I found there was something about the 9-5 that caused life to fly b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2:01:44.467725410</meta:creation-date>
    <dc:date>2017-05-02T07:59:58.981582136</dc:date>
    <meta:editing-duration>PT15M4S</meta:editing-duration>
    <meta:editing-cycles>2</meta:editing-cycles>
    <meta:generator>LibreOffice/5.1.6.2$Linux_X86_64 LibreOffice_project/10m0$Build-2</meta:generator>
    <meta:document-statistic meta:table-count="0" meta:image-count="0" meta:object-count="0" meta:page-count="1" meta:paragraph-count="10" meta:word-count="338" meta:character-count="1731" meta:non-whitespace-character-count="1394"/>
  </office:meta>
</office:document-meta>
</file>